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3" style:family="graphic" style:parent-style-name="standard">
      <style:graphic-properties draw:stroke="solid" draw:stroke-dash="Ultrafine_20_Dashed" draw:fill="none" draw:textarea-horizontal-align="right" draw:textarea-vertical-align="top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left" draw:textarea-vertical-align="top" draw:auto-grow-height="false"/>
    </style:style>
    <style:style style:name="gr5" style:family="graphic" style:parent-style-name="standard">
      <style:graphic-properties draw:fill="solid" draw:fill-color="#f3f3f3" draw:textarea-horizontal-align="justify" draw:textarea-vertical-align="middle" draw:auto-grow-height="false"/>
    </style:style>
    <style:style style:name="gr6" style:family="graphic" style:parent-style-name="standard">
      <style:graphic-properties svg:stroke-width="0.051cm" draw:marker-start-width="0.276cm" draw:marker-end-width="0.276cm" draw:fill="solid" draw:fill-color="#f3f3f3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637cm"/>
    </style:style>
    <style:style style:name="gr9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M Bright Semibold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family="'CM Bright Semibold'" style:font-family-generic="roman" style:font-pitch="variable"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family="'CM Bright Semibold'" style:font-family-generic="roman" style:font-pitch="variable"/>
    </style:style>
    <style:style style:name="P7" style:family="paragraph">
      <style:paragraph-properties fo:text-align="center"/>
      <style:text-properties fo:font-family="'CM Bright Semibold'" style:font-family-generic="roman" style:font-pitch="variable"/>
    </style:style>
    <style:style style:name="P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9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T1" style:family="text">
      <style:text-properties fo:font-family="StarSymbol" style:font-style-name="Regular" style:font-pitch="variable" style:font-charset="x-symbol" fo:font-size="14pt" style:font-family-asian="StarSymbol" style:font-style-name-asian="Regular" style:font-pitch-asian="variable" style:font-charset-asian="x-symbol" style:font-size-asian="14pt" style:font-family-complex="StarSymbol" style:font-style-name-complex="Regular" style:font-pitch-complex="variable" style:font-charset-complex="x-symbol" style:font-size-complex="14pt"/>
    </style:style>
    <style:style style:name="T2" style:family="text">
      <style:text-properties fo:font-family="'CM Bright Semibold'" style:font-family-generic="roman" style:font-pitch="variable" fo:font-size="14pt" style:font-size-asian="14pt" style:font-size-complex="14pt"/>
    </style:style>
    <style:style style:name="T3" style:family="text">
      <style:text-properties fo:font-family="StarSymbol" style:font-style-name="Regular" style:font-pitch="variable" style:font-charset="x-symbol" fo:font-size="14pt" style:font-family-asian="StarBats" style:font-style-name-asian="Regular" style:font-pitch-asian="variable" style:font-charset-asian="x-symbol" style:font-size-asian="14pt" style:font-family-complex="StarBats" style:font-style-name-complex="Regular" style:font-pitch-complex="variable" style:font-charset-complex="x-symbol" style:font-size-complex="14pt"/>
    </style:style>
    <style:style style:name="T4" style:family="text">
      <style:text-properties fo:font-family="'CM Bright Semibold'" style:font-family-generic="roman" style:font-pitch="variable" fo:font-size="14pt" style:font-size-asian="14pt" style:font-size-complex="14pt"/>
    </style:style>
    <style:style style:name="T5" style:family="text">
      <style:text-properties fo:font-family="'CM Bright Semibold'" style:font-family-generic="roman" style:font-pitch="variable" fo:font-size="12pt" style:font-size-asian="12pt" style:font-size-complex="12pt"/>
    </style:style>
    <style:style style:name="T6" style:family="text">
      <style:text-properties fo:font-family="'CM Bright Semibold'" style:font-family-generic="roman" style:font-pitch="variable"/>
    </style:style>
    <style:style style:name="T7" style:family="text">
      <style:text-properties fo:font-family="StarSymbol" style:font-style-name="Regular" style:font-pitch="variable" style:font-charset="x-symbol" fo:font-size="18pt" style:font-family-asian="StarBats" style:font-style-name-asian="Regular" style:font-pitch-asian="variable" style:font-charset-asian="x-symbol" style:font-size-asian="18pt" style:font-family-complex="StarBats" style:font-style-name-complex="Regular" style:font-pitch-complex="variable" style:font-charset-complex="x-symbol" style:font-size-complex="18pt"/>
    </style:style>
    <style:style style:name="T8" style:family="text">
      <style:text-properties fo:font-family="'CM Bright Semibold'" style:font-family-generic="roman" style:font-pitch="variable" fo:font-size="18pt" style:font-size-asian="18pt" style:font-size-complex="18pt"/>
    </style:style>
    <style:style style:name="T9" style:family="text">
      <style:text-properties fo:font-family="'CM Bright Semibold'" style:font-family-generic="roman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xml:id="id1" draw:id="id1" draw:layer="layout" svg:width="4.445cm" svg:height="0.838cm" svg:x="6.315cm" svg:y="27.67cm">
          <text:p text:style-name="P1"><text:span text:style-name="T1"></text:span><text:span text:style-name="T2">socket Library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537cm" svg:y1="28.508cm" svg:x2="8.537cm" svg:y2="30.21cm" draw:start-shape="id1" draw:start-glue-point="2" draw:end-shape="id2" draw:end-glue-point="0" svg:d="m8537 28508v1702">
          <text:p/>
        </draw:connector>
        <draw:custom-shape draw:style-name="gr3" draw:text-style-name="P1" draw:layer="layout" svg:width="12.582cm" svg:height="4.445cm" svg:x="5.648cm" svg:y="29.675cm">
          <text:p text:style-name="P1"><text:span text:style-name="T3"></text:span><text:span text:style-name="T4">TCP </text:span><text:span text:style-name="T5">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537cm" svg:y1="27.035cm" svg:x2="8.537cm" svg:y2="27.67cm" draw:start-shape="id3" draw:start-glue-point="2" draw:end-shape="id1" draw:end-glue-point="0" svg:d="m8537 27035v635">
          <text:p/>
        </draw:connector>
        <draw:custom-shape draw:style-name="gr1" draw:text-style-name="P5" xml:id="id3" draw:id="id3" draw:layer="layout" svg:width="4.445cm" svg:height="0.825cm" svg:x="6.315cm" svg:y="26.21cm">
          <text:p text:style-name="P4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3.902cm" svg:height="9.525cm" svg:x="4.878cm" svg:y="25.13cm">
          <text:p text:style-name="P1"><text:span text:style-name="T5">Hos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445cm" svg:height="0.838cm" svg:x="6.315cm" svg:y="30.21cm">
          <text:p text:style-name="P1"><text:span text:style-name="T1"></text:span><text:span text:style-name="T2">socket Handl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08cm" svg:height="1.473cm" svg:x="5.997cm" svg:y="32.115cm">
          <text:p text:style-name="P1"><text:span text:style-name="T2">TCP Implementation</text:span></text:p>
          <text:p text:style-name="P1"><text:span text:style-name="T2">(tcp.c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8.537cm" svg:y1="31.048cm" svg:x2="8.537cm" svg:y2="32.115cm" draw:start-shape="id2" draw:start-glue-point="2" draw:end-shape="id4" draw:end-glue-point="0" svg:d="m8537 31048v1067">
          <text:p/>
        </draw:connector>
        <draw:custom-shape draw:style-name="gr1" draw:text-style-name="P2" xml:id="id5" draw:id="id5" draw:layer="layout" svg:width="5.08cm" svg:height="1.473cm" svg:x="12.515cm" svg:y="32.115cm">
          <text:p text:style-name="P1"><text:span text:style-name="T3"></text:span><text:span text:style-name="T4">TCP</text:span></text:p>
          <text:p text:style-name="P1"><text:span text:style-name="T2">Network Lay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1.077cm" svg:y1="32.851cm" svg:x2="12.515cm" svg:y2="32.851cm" draw:start-shape="id4" draw:start-glue-point="1" draw:end-shape="id5" draw:end-glue-point="3" svg:d="m11077 32851h1438">
          <text:p/>
        </draw:connector>
        <draw:custom-shape draw:style-name="gr3" draw:text-style-name="P1" xml:id="id8" draw:id="id8" draw:layer="layout" svg:width="4.945cm" svg:height="4.445cm" svg:x="24.63cm" svg:y="29.675cm">
          <text:p text:style-name="P1"><text:span text:style-name="T3"></text:span><text:span text:style-name="T4">TCP </text:span><text:span text:style-name="T5">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35cm" svg:height="9.525cm" svg:x="23.86cm" svg:y="25.13cm">
          <text:p text:style-name="P1"><text:span text:style-name="T5">Hos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445cm" svg:height="0.838cm" svg:x="24.895cm" svg:y="27.96cm">
          <text:p text:style-name="P1"><text:span text:style-name="T1"></text:span><text:span text:style-name="T2">socket Library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7" draw:id="id7" draw:layer="layout" svg:width="4.445cm" svg:height="0.825cm" svg:x="24.895cm" svg:y="26.5cm">
          <text:p text:style-name="P4"><text:span text:style-name="T2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7.117cm" svg:y1="27.96cm" svg:x2="27.117cm" svg:y2="27.325cm" draw:start-shape="id6" draw:start-glue-point="0" draw:end-shape="id7" draw:end-glue-point="2" svg:d="m27117 27960v-635">
          <text:p/>
        </draw:connector>
        <draw:connector draw:style-name="gr2" draw:text-style-name="P3" draw:layer="layout" draw:type="line" svg:x1="27.102cm" svg:y1="29.675cm" svg:x2="27.117cm" svg:y2="28.798cm" draw:start-shape="id8" draw:start-glue-point="0" draw:end-shape="id6" draw:end-glue-point="2" svg:d="m27102 29675 15-877">
          <text:p/>
        </draw:connector>
        <draw:custom-shape draw:style-name="gr5" draw:text-style-name="P1" xml:id="id9" draw:id="id9" draw:layer="layout" svg:width="2.54cm" svg:height="1.27cm" svg:x="22.89cm" svg:y="32.216cm">
          <text:p text:style-name="P1"><text:span text:style-name="T4">TCP Port</text:span></text:p>
          <text:p text:style-name="P1"><text:span text:style-name="T4">23300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7.595cm" svg:y1="32.851cm" svg:x2="22.89cm" svg:y2="32.851cm" draw:start-shape="id5" draw:start-glue-point="1" draw:end-shape="id9" draw:end-glue-point="3" svg:d="m17595 32851h5295">
          <text:p/>
        </draw:connector>
      </draw:page>
      <draw:page draw:name="page2" draw:style-name="dp1" draw:master-page-name="Default">
        <office:forms form:automatic-focus="false" form:apply-design-mode="false"/>
        <draw:custom-shape draw:style-name="gr6" draw:text-style-name="P6" draw:layer="layout" svg:width="4.42cm" svg:height="1.27cm" svg:x="14.64cm" svg:y="21.955cm">
          <text:p text:style-name="P1"><text:span text:style-name="T6">TCP He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16" draw:id="id16" draw:layer="layout" svg:width="10.185cm" svg:height="1.27cm" svg:x="19.06cm" svg:y="21.955cm">
          <text:p/>
          <draw:enhanced-geometry svg:viewBox="0 0 21600 21600" draw:type="rectangle" draw:enhanced-path="M 0 0 L 21600 0 21600 21600 0 21600 0 0 Z N"/>
        </draw:custom-shape>
        <draw:g xml:id="id11" draw:id="id11">
          <draw:custom-shape draw:style-name="gr6" draw:text-style-name="P6" draw:layer="layout" svg:width="4.42cm" svg:height="1.27cm" svg:x="8.95cm" svg:y="24.122cm">
            <text:p text:style-name="P1"><text:span text:style-name="T6">TCP Hea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10" draw:id="id10" draw:layer="layout" svg:width="14.605cm" svg:height="1.27cm" svg:x="14.64cm" svg:y="24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7cm" svg:height="1.27cm" svg:x="13.37cm" svg:y="24.122cm">
            <text:p text:style-name="P1"><text:span text:style-name="T6">(*)</text:span></text:p>
            <draw:enhanced-geometry svg:viewBox="0 0 21600 21600" draw:type="rectangle" draw:enhanced-path="M 0 0 L 21600 0 21600 21600 0 21600 0 0 Z N"/>
          </draw:custom-shape>
        </draw:g>
        <draw:connector draw:style-name="gr2" draw:text-style-name="P3" draw:layer="layout" draw:type="line" svg:x1="21.942cm" svg:y1="23.225cm" svg:x2="21.942cm" svg:y2="24.122cm" draw:end-shape="id10" draw:end-glue-point="0" svg:d="m21942 23225v897">
          <text:p/>
        </draw:connector>
        <draw:g xml:id="id13" draw:id="id13">
          <draw:custom-shape draw:style-name="gr6" draw:text-style-name="P6" draw:layer="layout" svg:width="4.42cm" svg:height="1.27cm" svg:x="4.505cm" svg:y="26.29cm">
            <text:p text:style-name="P1"><text:span text:style-name="T6">IP Hea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12" draw:id="id12" draw:layer="layout" svg:width="20.32cm" svg:height="1.27cm" svg:x="8.925cm" svg:y="26.2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layer="layout" svg:width="5.385cm" svg:height="1.27cm" svg:x="-0.905cm" svg:y="28.405cm">
            <text:p text:style-name="P1"><text:span text:style-name="T6">Ethernet Hea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xml:id="id14" draw:id="id14" draw:layer="layout" svg:width="24.765cm" svg:height="1.27cm" svg:x="4.48cm" svg:y="28.405cm">
            <text:p/>
            <draw:enhanced-geometry svg:viewBox="0 0 21600 21600" draw:type="rectangle" draw:enhanced-path="M 0 0 L 21600 0 21600 21600 0 21600 0 0 Z N"/>
          </draw:custom-shape>
        </draw:g>
        <draw:connector draw:style-name="gr2" draw:text-style-name="P3" draw:layer="layout" draw:type="line" svg:x1="19.097cm" svg:y1="25.392cm" svg:x2="19.085cm" svg:y2="26.29cm" draw:start-shape="id11" draw:start-glue-point="2" draw:end-shape="id12" draw:end-glue-point="0" svg:d="m19097 25392-12 898">
          <text:p/>
        </draw:connector>
        <draw:connector draw:style-name="gr2" draw:text-style-name="P3" draw:layer="layout" draw:type="line" svg:x1="16.875cm" svg:y1="27.56cm" svg:x2="16.862cm" svg:y2="28.405cm" draw:start-shape="id13" draw:start-glue-point="2" draw:end-shape="id14" svg:d="m16875 27560-13 845">
          <text:p/>
        </draw:connector>
        <draw:custom-shape draw:style-name="gr7" draw:text-style-name="P7" xml:id="id15" draw:id="id15" draw:layer="layout" svg:width="10.185cm" svg:height="1.27cm" svg:x="19.034cm" svg:y="19.729cm">
          <text:p text:style-name="P1"><text:span text:style-name="T6">Application-Level Paylo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4.126cm" svg:y1="20.999cm" svg:x2="24.152cm" svg:y2="21.955cm" draw:start-shape="id15" draw:start-glue-point="2" draw:end-shape="id16" draw:end-glue-point="0" svg:d="m24126 20999 26 956">
          <text:p/>
        </draw:connector>
        <draw:frame draw:style-name="gr8" draw:text-style-name="P8" draw:layer="layout" svg:width="2.54cm" svg:height="1.064cm" svg:x="31.395cm" svg:y="18.181cm">
          <draw:text-box>
            <text:p text:style-name="P8"><text:span text:style-name="T7"></text:span><text:span text:style-name="T8">TCP</text:span></text:p>
          </draw:text-box>
        </draw:frame>
        <draw:frame draw:style-name="gr8" draw:text-style-name="P9" draw:layer="layout" svg:width="6.993cm" svg:height="1.064cm" svg:x="31.907cm" svg:y="16.54cm">
          <draw:text-box>
            <text:p text:style-name="P8"><text:span text:style-name="T7"></text:span><text:span text:style-name="T8">TCP </text:span><text:span text:style-name="T9">according to...</text:span></text:p>
          </draw:text-box>
        </draw:frame>
        <draw:custom-shape draw:style-name="gr9" draw:text-style-name="P6" draw:layer="layout" svg:width="4.445cm" svg:height="1.27cm" svg:x="30.443cm" svg:y="19.729cm">
          <text:p text:style-name="P1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1.27cm" svg:x="30.443cm" svg:y="21.955cm">
          <text:p text:style-name="P1"><text:span text:style-name="T6">Trans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3.454cm" svg:x="30.443cm" svg:y="24.106cm">
          <text:p text:style-name="P1"><text:span text:style-name="T6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445cm" svg:height="1.27cm" svg:x="30.443cm" svg:y="28.405cm">
          <text:p text:style-name="P1"><text:span text:style-name="T6">Link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5.243cm" svg:height="1.064cm" svg:x="35.469cm" svg:y="18.181cm">
          <draw:text-box>
            <text:p text:style-name="P8"><text:span text:style-name="T8">Regular TCP</text:span></text:p>
          </draw:text-box>
        </draw:frame>
        <draw:custom-shape draw:style-name="gr9" draw:text-style-name="P6" draw:layer="layout" svg:width="4.445cm" svg:height="1.27cm" svg:x="35.868cm" svg:y="24.122cm">
          <text:p text:style-name="P1"><text:span text:style-name="T6">Transport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1.27cm" svg:x="35.868cm" svg:y="26.29cm">
          <text:p text:style-name="P1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445cm" svg:height="3.454cm" svg:x="35.868cm" svg:y="19.729cm">
          <text:p text:style-name="P1"><text:span text:style-name="T6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4.445cm" svg:height="1.27cm" svg:x="35.868cm" svg:y="28.405cm">
          <text:p text:style-name="P1"><text:span text:style-name="T6">Lin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Borja Sotomayor</meta:initial-creator>
    <meta:creation-date>2009-03-16T11:34:38</meta:creation-date>
    <dc:creator>Borja Sotomayor</dc:creator>
    <dc:date>2014-02-04T17:33:50</dc:date>
    <meta:printed-by>Borja Sotomayor</meta:printed-by>
    <meta:print-date>2009-03-31T15:15:10</meta:print-date>
    <meta:editing-cycles>25</meta:editing-cycles>
    <meta:editing-duration>P22DT15H29M27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